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HV-17820">
            <text:p>HV-17820</text:p>
          </table:table-cell>
          <table:table-cell office:value-type="float" office:value="53.25">
            <text:p>53.25</text:p>
          </table:table-cell>
          <table:table-cell office:value-type="float" office:value="-4.29">
            <text:p>-4.29</text:p>
          </table:table-cell>
          <table:table-cell office:value-type="float" office:value="4035.0">
            <text:p>403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3">
            <text:p>-2.33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11">
            <text:p>SUERC-2511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7689.0">
            <text:p>7689.0</text:p>
          </table:table-cell>
          <table:table-cell office:value-type="float" office:value="38.0">
            <text:p>38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0.12">
            <text:p>-10.12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10">
            <text:p>SUERC-2510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8084.0">
            <text:p>8084.0</text:p>
          </table:table-cell>
          <table:table-cell office:value-type="float" office:value="41.0">
            <text:p>4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23">
            <text:p>-9.23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79">
            <text:p>SUERC-2579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9817.0">
            <text:p>9817.0</text:p>
          </table:table-cell>
          <table:table-cell office:value-type="float" office:value="67.0">
            <text:p>6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6.97">
            <text:p>-26.9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78">
            <text:p>SUERC-2578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9834.0">
            <text:p>9834.0</text:p>
          </table:table-cell>
          <table:table-cell office:value-type="float" office:value="67.0">
            <text:p>6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6.68">
            <text:p>-26.6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492">
            <text:p>SUERC-2492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9714.0">
            <text:p>9714.0</text:p>
          </table:table-cell>
          <table:table-cell office:value-type="float" office:value="49.0">
            <text:p>4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4.44">
            <text:p>-24.4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493">
            <text:p>SUERC-2493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9945.0">
            <text:p>9945.0</text:p>
          </table:table-cell>
          <table:table-cell office:value-type="float" office:value="48.0">
            <text:p>4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6.68">
            <text:p>-26.6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496">
            <text:p>SUERC-2496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9965.0">
            <text:p>9965.0</text:p>
          </table:table-cell>
          <table:table-cell office:value-type="float" office:value="49.0">
            <text:p>4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6.97">
            <text:p>-26.9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UBA-35031">
            <text:p>UBA-35031</text:p>
          </table:table-cell>
          <table:table-cell office:value-type="float" office:value="53.18">
            <text:p>53.18</text:p>
          </table:table-cell>
          <table:table-cell office:value-type="float" office:value="-4.38">
            <text:p>-4.38</text:p>
          </table:table-cell>
          <table:table-cell office:value-type="float" office:value="2707.22046886859">
            <text:p>2707.22046886859</text:p>
          </table:table-cell>
          <table:table-cell office:value-type="float" office:value="24.9023">
            <text:p>24.9023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9">
            <text:p>-0.39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RushbyEtal2019,ShennanEtal2018">
            <text:p>RushbyEtal2019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498">
            <text:p>SUERC-2498</text:p>
          </table:table-cell>
          <table:table-cell office:value-type="float" office:value="53.25">
            <text:p>53.25</text:p>
          </table:table-cell>
          <table:table-cell office:value-type="float" office:value="-4.1">
            <text:p>-4.1</text:p>
          </table:table-cell>
          <table:table-cell office:value-type="float" office:value="8581.0">
            <text:p>8581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6.67">
            <text:p>-16.6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HV-17819">
            <text:p>HV-17819</text:p>
          </table:table-cell>
          <table:table-cell office:value-type="float" office:value="53.25">
            <text:p>53.25</text:p>
          </table:table-cell>
          <table:table-cell office:value-type="float" office:value="-4.29">
            <text:p>-4.29</text:p>
          </table:table-cell>
          <table:table-cell office:value-type="float" office:value="7255.0">
            <text:p>7255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43">
            <text:p>-7.43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03">
            <text:p>SUERC-2503</text:p>
          </table:table-cell>
          <table:table-cell office:value-type="float" office:value="53.25">
            <text:p>53.25</text:p>
          </table:table-cell>
          <table:table-cell office:value-type="float" office:value="-4.1">
            <text:p>-4.1</text:p>
          </table:table-cell>
          <table:table-cell office:value-type="float" office:value="9301.0">
            <text:p>9301.0</text:p>
          </table:table-cell>
          <table:table-cell office:value-type="float" office:value="54.0">
            <text:p>5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54">
            <text:p>-20.5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02">
            <text:p>SUERC-2502</text:p>
          </table:table-cell>
          <table:table-cell office:value-type="float" office:value="53.25">
            <text:p>53.25</text:p>
          </table:table-cell>
          <table:table-cell office:value-type="float" office:value="-4.1">
            <text:p>-4.1</text:p>
          </table:table-cell>
          <table:table-cell office:value-type="float" office:value="9308.0">
            <text:p>9308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26">
            <text:p>-20.2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UBA-35032">
            <text:p>UBA-35032</text:p>
          </table:table-cell>
          <table:table-cell office:value-type="float" office:value="53.18">
            <text:p>53.18</text:p>
          </table:table-cell>
          <table:table-cell office:value-type="float" office:value="-4.38">
            <text:p>-4.38</text:p>
          </table:table-cell>
          <table:table-cell office:value-type="float" office:value="3055.61123925706">
            <text:p>3055.61123925706</text:p>
          </table:table-cell>
          <table:table-cell office:value-type="float" office:value="29.7221">
            <text:p>29.7221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3">
            <text:p>-0.63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RushbyEtal2019,ShennanEtal2018">
            <text:p>RushbyEtal2019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12">
            <text:p>SUERC-2512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8227.0">
            <text:p>8227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44">
            <text:p>-10.44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UBA-35927">
            <text:p>UBA-35927</text:p>
          </table:table-cell>
          <table:table-cell office:value-type="float" office:value="53.18">
            <text:p>53.18</text:p>
          </table:table-cell>
          <table:table-cell office:value-type="float" office:value="-4.38">
            <text:p>-4.38</text:p>
          </table:table-cell>
          <table:table-cell office:value-type="float" office:value="2125.66675090943">
            <text:p>2125.66675090943</text:p>
          </table:table-cell>
          <table:table-cell office:value-type="float" office:value="27.3122">
            <text:p>27.3122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1">
            <text:p>-0.31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RushbyEtal2019,ShennanEtal2018">
            <text:p>RushbyEtal2019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UBA-38643">
            <text:p>UBA-38643</text:p>
          </table:table-cell>
          <table:table-cell office:value-type="float" office:value="53.18">
            <text:p>53.18</text:p>
          </table:table-cell>
          <table:table-cell office:value-type="float" office:value="-4.38">
            <text:p>-4.38</text:p>
          </table:table-cell>
          <table:table-cell office:value-type="float" office:value="2930.84916974057">
            <text:p>2930.84916974057</text:p>
          </table:table-cell>
          <table:table-cell office:value-type="float" office:value="24.9023">
            <text:p>24.9023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7">
            <text:p>-0.57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RushbyEtal2019,ShennanEtal2018">
            <text:p>RushbyEtal2019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497">
            <text:p>SUERC-2497</text:p>
          </table:table-cell>
          <table:table-cell office:value-type="float" office:value="53.25">
            <text:p>53.25</text:p>
          </table:table-cell>
          <table:table-cell office:value-type="float" office:value="-4.1">
            <text:p>-4.1</text:p>
          </table:table-cell>
          <table:table-cell office:value-type="float" office:value="8698.0">
            <text:p>8698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6.37">
            <text:p>-16.3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UCI-192868">
            <text:p>UCI-192868</text:p>
          </table:table-cell>
          <table:table-cell office:value-type="float" office:value="53.25">
            <text:p>53.25</text:p>
          </table:table-cell>
          <table:table-cell office:value-type="float" office:value="-4.59">
            <text:p>-4.59</text:p>
          </table:table-cell>
          <table:table-cell office:value-type="float" office:value="1920.0">
            <text:p>1920.0</text:p>
          </table:table-cell>
          <table:table-cell office:value-type="float" office:value="180.0">
            <text:p>1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3">
            <text:p>-0.33</text:p>
          </table:table-cell>
          <table:table-cell office:value-type="float" office:value="0.07">
            <text:p>0.07</text:p>
          </table:table-cell>
          <table:table-cell office:value-type="float" office:value="0.07">
            <text:p>0.07</text:p>
          </table:table-cell>
          <table:table-cell office:value-type="string" office:value="RushbyEtal2019,ShennanEtal2018">
            <text:p>RushbyEtal2019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491">
            <text:p>SUERC-2491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9296.0">
            <text:p>9296.0</text:p>
          </table:table-cell>
          <table:table-cell office:value-type="float" office:value="53.0">
            <text:p>5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4.08">
            <text:p>-24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09">
            <text:p>SUERC-2509</text:p>
          </table:table-cell>
          <table:table-cell office:value-type="float" office:value="53.24">
            <text:p>53.24</text:p>
          </table:table-cell>
          <table:table-cell office:value-type="float" office:value="-4.12">
            <text:p>-4.12</text:p>
          </table:table-cell>
          <table:table-cell office:value-type="float" office:value="8152.0">
            <text:p>8152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98">
            <text:p>-8.98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RobertsEtal2011,ShennanEtal2018">
            <text:p>RobertsEtal2011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72897">
            <text:p>SUERC-72897</text:p>
          </table:table-cell>
          <table:table-cell office:value-type="float" office:value="53.25">
            <text:p>53.25</text:p>
          </table:table-cell>
          <table:table-cell office:value-type="float" office:value="-4.59">
            <text:p>-4.59</text:p>
          </table:table-cell>
          <table:table-cell office:value-type="float" office:value="6479.0">
            <text:p>6479.0</text:p>
          </table:table-cell>
          <table:table-cell office:value-type="float" office:value="37.0">
            <text:p>37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9">
            <text:p>-5.4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RushbyEtal2019,ShennanEtal2018">
            <text:p>RushbyEtal2019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UBA-35030">
            <text:p>UBA-35030</text:p>
          </table:table-cell>
          <table:table-cell office:value-type="float" office:value="53.18">
            <text:p>53.18</text:p>
          </table:table-cell>
          <table:table-cell office:value-type="float" office:value="-4.38">
            <text:p>-4.38</text:p>
          </table:table-cell>
          <table:table-cell office:value-type="float" office:value="710.947801004804">
            <text:p>710.947801004804</text:p>
          </table:table-cell>
          <table:table-cell office:value-type="float" office:value="28.9188">
            <text:p>28.9188</text:p>
          </table:table-cell>
          <table:table-cell office:value-type="string" office:value="bulk organics">
            <text:p>bulk 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4">
            <text:p>-0.14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RushbyEtal2019,ShennanEtal2018">
            <text:p>RushbyEtal2019,ShennanEtal2018</text:p>
          </table:table-cell>
        </table:table-row>
        <table:table-row>
          <table:table-cell office:value-type="string" office:value="Anglesey">
            <text:p>Anglesey</text:p>
          </table:table-cell>
          <table:table-cell office:value-type="string" office:value="radiocarbon">
            <text:p>radiocarbon</text:p>
          </table:table-cell>
          <table:table-cell office:value-type="string" office:value="SUERC-2506">
            <text:p>SUERC-2506</text:p>
          </table:table-cell>
          <table:table-cell office:value-type="float" office:value="53.25">
            <text:p>53.25</text:p>
          </table:table-cell>
          <table:table-cell office:value-type="float" office:value="-4.1">
            <text:p>-4.1</text:p>
          </table:table-cell>
          <table:table-cell office:value-type="float" office:value="10654.0">
            <text:p>10654.0</text:p>
          </table:table-cell>
          <table:table-cell office:value-type="float" office:value="53.0">
            <text:p>5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9.43">
            <text:p>-29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11,ShennanEtal2018">
            <text:p>RobertsEtal2011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